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99f5" officeooo:paragraph-rsid="001599f5"/>
    </style:style>
    <style:style style:name="P2" style:family="paragraph" style:parent-style-name="Standard">
      <style:paragraph-properties fo:text-align="center" style:justify-single-word="false"/>
      <style:text-properties officeooo:rsid="001599f5" officeooo:paragraph-rsid="001599f5"/>
    </style:style>
    <style:style style:name="P3" style:family="paragraph" style:parent-style-name="Standard">
      <style:text-properties fo:font-style="italic" officeooo:rsid="001599f5" officeooo:paragraph-rsid="001599f5" style:font-style-asian="italic" style:font-style-complex="italic"/>
    </style:style>
    <style:style style:name="P4" style:family="paragraph" style:parent-style-name="Standard">
      <style:text-properties officeooo:rsid="0018e773" officeooo:paragraph-rsid="0018e773"/>
    </style:style>
    <style:style style:name="P5" style:family="paragraph" style:parent-style-name="Standard">
      <style:text-properties officeooo:rsid="00198e77" officeooo:paragraph-rsid="00198e77"/>
    </style:style>
    <style:style style:name="P6" style:family="paragraph" style:parent-style-name="Standard">
      <style:text-properties officeooo:rsid="001b36a2" officeooo:paragraph-rsid="001b36a2"/>
    </style:style>
    <style:style style:name="T1" style:family="text">
      <style:text-properties officeooo:rsid="001657cc"/>
    </style:style>
    <style:style style:name="T2" style:family="text">
      <style:text-properties officeooo:rsid="00177d6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57cc" style:font-weight-asian="bold" style:font-weight-complex="bold"/>
    </style:style>
    <style:style style:name="T5" style:family="text">
      <style:text-properties fo:color="#6666ff"/>
    </style:style>
    <style:style style:name="T6" style:family="text">
      <style:text-properties fo:color="#6666ff" officeooo:rsid="00177d67"/>
    </style:style>
    <style:style style:name="T7" style:family="text">
      <style:text-properties fo:color="#6666ff" officeooo:rsid="001b36a2"/>
    </style:style>
    <style:style style:name="T8" style:family="text">
      <style:text-properties officeooo:rsid="0018e773"/>
    </style:style>
    <style:style style:name="T9" style:family="text">
      <style:text-properties officeooo:rsid="001b36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positional <text:span text:style-name="T2">Argument Order</text:span></text:p>
      <text:p text:style-name="P2">by Sven Nilsen, 2020</text:p>
      <text:p text:style-name="P1"/>
      <text:p text:style-name="P3">In this paper I present a technique to assign an order to arguments of propositional logic.</text:p>
      <text:p text:style-name="P1"/>
      <text:p text:style-name="P4">Proofs in propositional logic are normally used to check that they return `true` for all possible inputs. However, there is another use case where one wants to find a sort given by some map `f`:</text:p>
      <text:p text:style-name="P4"/>
      <text:p text:style-name="P4"><text:tab/>f : nat → nat</text:p>
      <text:p text:style-name="P4"/>
      <text:p text:style-name="P5">Such that <text:span text:style-name="T9">(interpreted informally)</text:span>:</text:p>
      <text:p text:style-name="P5"/>
      <text:p text:style-name="P5"><text:span text:style-name="T8"><text:tab/>∀ </text:span>A, B { imply( <text:span text:style-name="T8">imply(A, B), le(f(“A”), f(“B”)) </text:span>) }</text:p>
      <text:p text:style-name="P4"/>
      <text:p text:style-name="P5">Where `imply` is material implication and `le` is the `&lt;=` operator (less or equal).</text:p>
      <text:p text:style-name="P6">Here I use quotes to refer to the argument `A` (this is usually impossible because it is a proposition).</text:p>
      <text:p text:style-name="P4"/>
      <text:p text:style-name="P6">I suggest counting the number of cases when an argument is `true` and the output is `true`.</text:p>
      <text:p text:style-name="P4"/>
      <text:p text:style-name="P6">For example, for material implication itself:</text:p>
      <text:p text:style-name="P1"/>
      <text:p text:style-name="P1"><text:tab/><text:span text:style-name="T3">A<text:tab/>B<text:tab/>A =&gt; B</text:span></text:p>
      <text:p text:style-name="P1"><text:tab/>0<text:tab/>0<text:tab/>1</text:p>
      <text:p text:style-name="P1"><text:tab/>0<text:tab/>1<text:tab/>1</text:p>
      <text:p text:style-name="P1"><text:tab/>1<text:tab/>0<text:tab/>0</text:p>
      <text:p text:style-name="P1"><text:tab/>1<text:tab/>1<text:tab/>1</text:p>
      <text:p text:style-name="P1"><text:tab/><text:span text:style-name="T5">1<text:tab/>2</text:span></text:p>
      <text:p text:style-name="P1"/>
      <text:p text:style-name="P6">Here, `A` is `true` <text:span text:style-name="T5">1</text:span> time when `A =&gt; B` is `true`.</text:p>
      <text:p text:style-name="P6">`B` is `true` <text:span text:style-name="T5">2</text:span> times when `A =&gt; B` is true.</text:p>
      <text:p text:style-name="P6"/>
      <text:p text:style-name="P6">Another example:</text:p>
      <text:p text:style-name="P1"/>
      <text:p text:style-name="P1"><text:tab/><text:span text:style-name="T4">A<text:tab/>B<text:tab/>C<text:tab/>(A =&gt; B) ∧ (B =&gt; C)</text:span></text:p>
      <text:p text:style-name="P1"><text:tab/><text:span text:style-name="T1">0<text:tab/>0<text:tab/>0<text:tab/>1</text:span></text:p>
      <text:p text:style-name="P1"><text:tab/><text:span text:style-name="T1">0<text:tab/>0<text:tab/>1<text:tab/>1</text:span></text:p>
      <text:p text:style-name="P1"><text:tab/><text:span text:style-name="T1">0<text:tab/>1<text:tab/>0<text:tab/>0</text:span></text:p>
      <text:p text:style-name="P1"><text:tab/><text:span text:style-name="T1">0<text:tab/>1<text:tab/>1<text:tab/>1</text:span></text:p>
      <text:p text:style-name="P1"><text:tab/><text:span text:style-name="T1">1<text:tab/>0<text:tab/>0<text:tab/>0</text:span></text:p>
      <text:p text:style-name="P1"><text:tab/><text:span text:style-name="T1">1<text:tab/>0<text:tab/>1<text:tab/>0</text:span></text:p>
      <text:p text:style-name="P1"><text:tab/><text:span text:style-name="T1">1<text:tab/>1<text:tab/>0<text:tab/>0</text:span></text:p>
      <text:p text:style-name="P1"><text:tab/><text:span text:style-name="T1">1<text:tab/>1<text:tab/>1<text:tab/>1</text:span></text:p>
      <text:p text:style-name="P1"><text:tab/><text:span text:style-name="T6">1<text:tab/>2<text:tab/>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00:07:28.058930000</meta:creation-date>
    <dc:date>2020-08-31T01:13:02.965045000</dc:date>
    <meta:editing-duration>PT3M1S</meta:editing-duration>
    <meta:editing-cycles>1</meta:editing-cycles>
    <meta:document-statistic meta:table-count="0" meta:image-count="0" meta:object-count="0" meta:page-count="1" meta:paragraph-count="30" meta:word-count="223" meta:character-count="1004" meta:non-whitespace-character-count="793"/>
    <meta:generator>LibreOffice/5.1.2.2$MacOSX_X86_64 LibreOffice_project/d3bf12ecb743fc0d20e0be0c58ca359301eb705f</meta:generator>
  </office:meta>
</office:document-meta>
</file>